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2</text:p>
      <text:p text:style-name="Standard"/>
      <text:p text:style-name="Standard">When the United States intervenes in other countries issues, the country views it negatively.</text:p>
      <text:p text:style-name="Standard">Generates resentment. </text:p>
      <text:p text:style-name="Standard">We profess “life, liberty, pursuit of happiness”, freedoms, etc... so why don't we allow other countries those rights?</text:p>
      <text:p text:style-name="Standard"/>
      <text:p text:style-name="Standard"/>
      <text:p text:style-name="Standard"/>
      <text:p text:style-name="Standard">Cuba</text:p>
      <text:p text:style-name="Standard">Spanish American war</text:p>
      <text:p text:style-name="Standard"/>
      <text:p text:style-name="Standard">USS Maine in Havana Harbor to protect American business interests.</text:p>
      <text:p text:style-name="Standard">Quick victory, 6 months</text:p>
      <text:p text:style-name="Standard"/>
      <text:p text:style-name="Standard"/>
      <text:p text:style-name="Standard">Also called the “splendid little war”</text:p>
      <text:p text:style-name="Standard">Spanish fleet in Cuba, Spanish fleet in Philippines, American navy destroys both and they surrender. </text:p>
      <text:p text:style-name="Standard">April - July</text:p>
      <text:p text:style-name="Standard"/>
      <text:p text:style-name="Standard">People in the Philippines wanted independence, what provoked the war. </text:p>
      <text:p text:style-name="Standard"/>
      <text:p text:style-name="Standard">Couple of problems:</text:p>
      <text:p text:style-name="Standard"/>
      <text:p text:style-name="Standard">People in Cuba don't want U.S. In their country.so we withdraw in </text:p>
      <text:p text:style-name="Standard">1902</text:p>
      <text:p text:style-name="Standard">Platt amendment in 1901</text:p>
      <text:p text:style-name="Standard">Said to the Cuban government: we'll withdraw our forces leaving you somewhat independent on these 2 conditions:</text:p>
      <text:p text:style-name="Standard">The government of the United States has oversight of Cuban policies. Has to run stuff past America before they can do it.</text:p>
      <text:p text:style-name="Standard">The government of Cuba accepted the right of the United States to interfere with Cuban politics and affairs if they saw it necessary.</text:p>
      <text:p text:style-name="Standard">Like, we approved who gets what land, approval of working with other countries. The US will be responsible for any fixing up that needs to get done, no European countries. </text:p>
      <text:p text:style-name="Standard">Filipinos did not want to give up fight for independence. Thousands of US soldiers lost their lives. 3 year war of independence. </text:p>
      <text:p text:style-name="Standard">France, Britain, Germany, cool with us. Other countries, not so much. </text:p>
      <text:p text:style-name="Standard">In aftermath of WW2, non industrialized countries see <text:s/>with soviets, communism, a way to get back to the united states.</text:p>
      <text:p text:style-name="Standard">American attitudes toward nonwhite people. Pattern of moving against groups of immigrants wanting to come to the united states, begins in </text:p>
      <text:p text:style-name="Standard">1882 with the Chinese Exclusion Act no Chinese immigrants entry on the Pacific coast of America</text:p>
      <text:p text:style-name="Standard">also prohibited them from getting citizenship. </text:p>
      <text:p text:style-name="Standard">Don't want the people but want their money! Want good relations so we can trade.</text:p>
      <text:p text:style-name="Standard"/>
      <text:p text:style-name="Standard">Open Door – foreign policy to ensure we would have equal access to Chinese trade. </text:p>
      <text:p text:style-name="Standard"><text:soft-page-break/>Idea was to preserve non- exclusive access to equal trade in China</text:p>
      <text:p text:style-name="Standard">fear was that Europe would gain access and close us out. British has access to some port cities. </text:p>
      <text:p text:style-name="Standard">We demanded equal access. Chinese consumers and demand was extraordinary (kerosene, cotton, etc)</text:p>
      <text:p text:style-name="Standard"/>
      <text:p text:style-name="Standard">Boxer Rebellion</text:p>
      <text:p text:style-name="Standard">Chinese nationalist group. “Boxers United in Righteousness” wanted westerners out!!</text:p>
      <text:p text:style-name="Standard">in 1899-</text:p>
      <text:p text:style-name="Standard">Sizable group started rebellion and started destroying United States properties, </text:p>
      <text:p text:style-name="Standard">United States sends 5,000 troops, part of a larger group of 20,000 troops (from France, Germany, Britannia, etc), to put down this Chinese rebellion, and they do.</text:p>
      <text:p text:style-name="Standard">Boxers represented the discontent with the European presence in China.</text:p>
      <text:p text:style-name="Standard">Now US committed to maintaining the independence &amp; soverienit of china. Support chinese fighting against others. Chinese resented us. </text:p>
      <text:p text:style-name="Standard">Pic – all white people, some savages, books contain names of states. </text:p>
      <text:p text:style-name="Standard">Some people look like savages, some people sitting studious at desks , even black people. So american people of color are better than non-american people of color. </text:p>
      <text:p text:style-name="Standard">We didn't want to govern other races cuz we didn't want to teach them, like teaching children. </text:p>
      <text:p text:style-name="Standard">Everyone just obey the white people with the guns.</text:p>
      <text:p text:style-name="Standard">T Roosevelt, 1901, now president, </text:p>
      <text:p text:style-name="Standard">speak softly and carry a big stick.</text:p>
      <text:p text:style-name="Standard">Had crappy foreign policy: if we ask nicely, you better do it because we have muscle backing it up. Throw your weight around because you've got the power. </text:p>
      <text:p text:style-name="Standard">That was our foreign policy. </text:p>
      <text:p text:style-name="Standard">Modifies Monroe Doctrine.... rationalizes American intervention. If you are gonna mess up your country, we are gonna come in and fix it. We policed them. We will actively intervene to prevent Europeans from intervening.</text:p>
      <text:p text:style-name="Standard">(Monroe doctrine was supposed to be: you stay out of our business, we'll stay out of <text:s/>yours)</text:p>
      <text:p text:style-name="Standard">“orderly and civilized powers” to insist on proper policing of the world.</text:p>
      <text:p text:style-name="Standard">Meaning: white and non-native. It was America's job. Our rationale to get involved in others country's business. </text:p>
      <text:p text:style-name="Standard">Columbia... built a canal, shortcut, no need to go all the way around South America. </text:p>
      <text:p text:style-name="Standard">French company hired to do it, (build a canal) ran out of money, approached America. Signed treaty for french to sign over all property to America. Columbia said, NO. we don't want a treaty with America to do this, we signed a treaty with France to do this. Roosevelt sends navy fleet to Columbia/panama coast. As it happens Panamanians were planning an uprising against Columbia. (he had gotten word) Panamanian nationalists started a revolt. Our navy was blocking Columbia reinforcements that were trying to fight panama. Panama gained independence thanks to us, so grateful that they granted us the rights to the treaty and the land along the canal. So we own path along the Panama Canal. (1970's jimmy carter negotiated to give it back) first place using insecticides... to keep all workers safe and <text:s/>healthy &amp; disease fre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2/28/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8T13:42:08.84</meta:creation-date>
    <meta:generator>OpenOffice/4.1.3$Win32 OpenOffice.org_project/413m1$Build-9783</meta:generator>
    <dc:date>2018-05-10T14:41:08.54</dc:date>
    <dc:creator>Timothy Cayer</dc:creator>
    <meta:editing-duration>PT3H38M3S</meta:editing-duration>
    <meta:editing-cycles>12</meta:editing-cycles>
    <meta:document-statistic meta:table-count="0" meta:image-count="0" meta:object-count="0" meta:page-count="2" meta:paragraph-count="53" meta:word-count="797" meta:character-count="4862"/>
  </office:meta>
</office:document-meta>
</file>